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Questrial" svg:font-family="Questrial, sans-serif"/>
    <style:font-face style:name="Questrial1" svg:font-family="Questrial, sans-serif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center"/>
    </style:style>
    <style:style style:name="Table1.A" style:family="table-column">
      <style:table-column-properties style:column-width="1.8132in"/>
    </style:style>
    <style:style style:name="Table1.B" style:family="table-column">
      <style:table-column-properties style:column-width="1.6917in"/>
    </style:style>
    <style:style style:name="Table1.C" style:family="table-column">
      <style:table-column-properties style:column-width="1.6569in"/>
    </style:style>
    <style:style style:name="Table1.D" style:family="table-column">
      <style:table-column-properties style:column-width="1.5313in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6" style:family="table-row">
      <style:table-row-properties style:min-row-height="0.1958in"/>
    </style:style>
    <style:style style:name="P1" style:family="paragraph" style:parent-style-name="Heading_20_1">
      <style:paragraph-properties fo:margin-top="0in" fo:margin-bottom="0in" loext:contextual-spacing="false" fo:line-height="120%" style:writing-mode="lr-tb"/>
      <style:text-properties fo:font-weight="bold" officeooo:rsid="00031a88" officeooo:paragraph-rsid="00031a88" style:font-weight-asian="bold" style:font-weight-complex="bold"/>
    </style:style>
    <style:style style:name="P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595959" style:text-line-through-style="none" style:text-line-through-type="none" style:font-name="Questrial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595959" style:text-line-through-style="none" style:text-line-through-type="none" style:font-name="Questrial" fo:font-size="16pt" fo:font-style="normal" style:text-underline-style="none" fo:font-weight="normal" officeooo:rsid="00001aa0" officeooo:paragraph-rsid="00001aa0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paragraph-rsid="00031a88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20%" style:writing-mode="lr-tb"/>
    </style:style>
    <style:style style:name="P6" style:family="paragraph" style:parent-style-name="Text_20_body">
      <style:paragraph-properties fo:margin-top="0in" fo:margin-bottom="0in" loext:contextual-spacing="false"/>
    </style:style>
    <style:style style:name="P7" style:family="paragraph" style:parent-style-name="Table_20_Contents">
      <loext:graphic-properties draw:fill="none" draw:fill-color="#ffffff"/>
      <style:paragraph-properties fo:margin-left="0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8" style:family="paragraph" style:parent-style-name="Text_20_body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189e4" style:text-blinking="false" fo:background-color="transparent"/>
    </style:style>
    <style:style style:name="P9" style:family="paragraph" style:parent-style-name="Text_20_body">
      <style:paragraph-properties fo:margin-top="0in" fo:margin-bottom="0.0555in" loext:contextual-spacing="false" fo:line-height="120%" style:writing-mode="lr-tb"/>
      <style:text-properties officeooo:paragraph-rsid="00002afd"/>
    </style:style>
    <style:style style:name="P10" style:family="paragraph" style:parent-style-name="Table_20_Contents" style:list-style-name="L1">
      <loext:graphic-properties draw:fill="none" draw:fill-color="#ffffff"/>
      <style:paragraph-properties fo:margin-left="0.0008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style:text-blinking="false" fo:background-color="transparent"/>
    </style:style>
    <style:style style:name="P11" style:family="paragraph" style:parent-style-name="Table_20_Contents" style:list-style-name="L2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12" style:family="paragraph" style:parent-style-name="Table_20_Contents" style:list-style-name="L4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13" style:family="paragraph" style:parent-style-name="Table_20_Contents" style:list-style-name="L5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14" style:family="paragraph" style:parent-style-name="Table_20_Contents" style:list-style-name="L6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15" style:family="paragraph" style:parent-style-name="Table_20_Contents" style:list-style-name="L9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16" style:family="paragraph" style:parent-style-name="Table_20_Contents" style:list-style-name="L10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17" style:family="paragraph" style:parent-style-name="Table_20_Contents" style:list-style-name="L11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18" style:family="paragraph" style:parent-style-name="Table_20_Contents" style:list-style-name="L12">
      <loext:graphic-properties draw:fill="none" draw:fill-color="#ffffff"/>
      <style:paragraph-properties fo:margin-left="0.0008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19" style:family="paragraph" style:parent-style-name="Table_20_Contents" style:list-style-name="L12">
      <loext:graphic-properties draw:fill="none" draw:fill-color="#ffffff"/>
      <style:paragraph-properties fo:margin-left="0.0008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2afd" style:text-blinking="false" fo:background-color="transparent"/>
    </style:style>
    <style:style style:name="P20" style:family="paragraph" style:parent-style-name="Table_20_Contents" style:list-style-name="L14">
      <loext:graphic-properties draw:fill="none" draw:fill-color="#ffffff"/>
      <style:paragraph-properties fo:margin-left="0.0008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21" style:family="paragraph" style:parent-style-name="Table_20_Contents" style:list-style-name="L3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style:text-blinking="false" fo:background-color="transparent"/>
    </style:style>
    <style:style style:name="P22" style:family="paragraph" style:parent-style-name="Table_20_Contents" style:list-style-name="L7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style:text-blinking="false" fo:background-color="transparent"/>
    </style:style>
    <style:style style:name="P23" style:family="paragraph" style:parent-style-name="Table_20_Contents" style:list-style-name="L8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style:text-blinking="false" fo:background-color="transparent"/>
    </style:style>
    <style:style style:name="P24" style:family="paragraph" style:parent-style-name="Table_20_Contents" style:list-style-name="L12">
      <loext:graphic-properties draw:fill="none" draw:fill-color="#ffffff"/>
      <style:paragraph-properties fo:margin-left="0.0008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2afd" officeooo:paragraph-rsid="00002afd" style:text-blinking="false" fo:background-color="transparent"/>
    </style:style>
    <style:style style:name="P25" style:family="paragraph" style:parent-style-name="Table_20_Contents" style:list-style-name="L14">
      <loext:graphic-properties draw:fill="none" draw:fill-color="#ffffff"/>
      <style:paragraph-properties fo:margin-left="0.0008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2afd" officeooo:paragraph-rsid="00002afd" style:text-blinking="false" fo:background-color="transparent"/>
    </style:style>
    <style:style style:name="P26" style:family="paragraph" style:parent-style-name="Table_20_Contents" style:list-style-name="L1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style:text-blinking="false" fo:background-color="transparent"/>
    </style:style>
    <style:style style:name="P2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rsid="0004fe7e" officeooo:paragraph-rsid="0004fe7e" style:text-blinking="false" fo:background-color="transparent"/>
    </style:style>
    <style:style style:name="P28" style:family="paragraph" style:parent-style-name="Text_20_body">
      <style:paragraph-properties fo:margin-top="0in" fo:margin-bottom="0.0555in" loext:contextual-spacing="false" fo:line-height="120%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style:text-blinking="false" fo:background-color="transparent"/>
    </style:style>
    <style:style style:name="P29" style:family="paragraph" style:parent-style-name="Text_20_body">
      <style:paragraph-properties fo:margin-top="0in" fo:margin-bottom="0.0555in" loext:contextual-spacing="false" fo:line-height="120%" style:writing-mode="lr-tb"/>
      <style:text-properties officeooo:paragraph-rsid="0004fe7e"/>
    </style:style>
    <style:style style:name="P30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rsid="00002afd" style:text-blinking="false" fo:background-color="transparent"/>
    </style:style>
    <style:style style:name="P31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rsid="00031a88" officeooo:paragraph-rsid="00031a88" style:text-blinking="false" fo:background-color="transparent" style:font-weight-asian="bold" style:font-weight-complex="bold"/>
    </style:style>
    <style:style style:name="P3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31a88" style:text-blinking="false" fo:background-color="transparent"/>
    </style:style>
    <style:style style:name="P33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595959" style:text-line-through-style="none" style:text-line-through-type="none" style:font-name="Questrial" fo:font-size="16pt" fo:font-style="normal" style:text-underline-style="none" fo:font-weight="normal" officeooo:rsid="0006c49b" officeooo:paragraph-rsid="0006c49b" style:text-blinking="false" fo:background-color="transparent"/>
    </style:style>
    <style:style style:name="P34" style:family="paragraph" style:parent-style-name="Text_20_body">
      <style:paragraph-properties fo:margin-top="0in" fo:margin-bottom="0in" loext:contextual-spacing="false" fo:line-height="120%" style:writing-mode="lr-tb"/>
    </style:style>
    <style:style style:name="P35" style:family="paragraph" style:parent-style-name="Text_20_body">
      <style:paragraph-properties fo:margin-top="0in" fo:margin-bottom="0in" loext:contextual-spacing="false" fo:line-height="120%" style:writing-mode="lr-tb"/>
      <style:text-properties officeooo:paragraph-rsid="00002afd"/>
    </style:style>
    <style:style style:name="P36" style:family="paragraph" style:parent-style-name="Text_20_body">
      <style:paragraph-properties fo:margin-top="0in" fo:margin-bottom="0in" loext:contextual-spacing="false" fo:line-height="120%" style:writing-mode="lr-tb"/>
      <style:text-properties officeooo:paragraph-rsid="00031a88"/>
    </style:style>
    <style:style style:name="P37" style:family="paragraph" style:parent-style-name="Text_20_body">
      <style:paragraph-properties fo:margin-top="0in" fo:margin-bottom="0in" loext:contextual-spacing="false" fo:line-height="120%" style:writing-mode="lr-tb"/>
      <style:text-properties fo:color="#595959" fo:font-size="9pt" style:font-size-asian="9pt" style:font-size-complex="9pt"/>
    </style:style>
    <style:style style:name="P38" style:family="paragraph" style:parent-style-name="Text_20_body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2afd" style:text-blinking="false" fo:background-color="transparent"/>
    </style:style>
    <style:style style:name="P39" style:family="paragraph" style:parent-style-name="Text_20_body" style:list-style-name="L15">
      <loext:graphic-properties draw:fill="none" draw:fill-color="#ffffff"/>
      <style:paragraph-properties fo:margin-left="0in" fo:margin-right="0in" fo:margin-top="0in" fo:margin-bottom="0.0555in" loext:contextual-spacing="false" fo:line-height="120%" fo:text-indent="0in" style:auto-text-indent="false" fo:background-color="transparent" style:writing-mode="lr-tb"/>
    </style:style>
    <style:style style:name="P40" style:family="paragraph" style:parent-style-name="Text_20_body" style:list-style-name="L16">
      <loext:graphic-properties draw:fill="none" draw:fill-color="#ffffff"/>
      <style:paragraph-properties fo:margin-left="0in" fo:margin-right="0in" fo:margin-top="0in" fo:margin-bottom="0.0555in" loext:contextual-spacing="false" fo:line-height="120%" fo:text-indent="0in" style:auto-text-indent="false" fo:background-color="transparent" style:writing-mode="lr-tb"/>
    </style:style>
    <style:style style:name="T1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rsid="00001aa0" style:text-blinking="false" fo:background-color="transparent" loext:char-shading-value="0"/>
    </style:style>
    <style:style style:name="T3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rsid="00002afd" style:text-blinking="false" fo:background-color="transparent" loext:char-shading-value="0"/>
    </style:style>
    <style:style style:name="T4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rsid="0002a94a" style:text-blinking="false" fo:background-color="transparent" loext:char-shading-value="0"/>
    </style:style>
    <style:style style:name="T5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rsid="0006c49b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rsid="00031a88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rsid="00031a88" style:text-blinking="false" fo:background-color="transparent" loext:char-shading-value="0"/>
    </style:style>
    <style:style style:name="T8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rsid="0006c49b" style:text-blinking="false" fo:background-color="transparent" loext:char-shading-value="0"/>
    </style:style>
    <style:style style:name="T9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rsid="00070c57" style:text-blinking="false" fo:background-color="transparent" loext:char-shading-value="0"/>
    </style:style>
    <style:style style:name="T10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2afd" style:text-blinking="false" fo:background-color="transparent" loext:char-shading-value="0"/>
    </style:style>
    <style:style style:name="T12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189e4" style:text-blinking="false" fo:background-color="transparent" loext:char-shading-value="0"/>
    </style:style>
    <style:style style:name="T13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2a94a" style:text-blinking="false" fo:background-color="transparent" loext:char-shading-value="0"/>
    </style:style>
    <style:style style:name="T14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31a88" style:text-blinking="false" fo:background-color="transparent" loext:char-shading-value="0"/>
    </style:style>
    <style:style style:name="T15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4fe7e" style:text-blinking="false" fo:background-color="transparent" loext:char-shading-value="0"/>
    </style:style>
    <style:style style:name="T17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6c49b" style:text-blinking="false" fo:background-color="transparent" loext:char-shading-value="0"/>
    </style:style>
    <style:style style:name="T18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595959" style:text-line-through-style="none" style:text-line-through-type="none" style:font-name="Questrial" fo:font-size="9pt" fo:font-style="italic" style:text-underline-style="none" fo:font-weight="normal" officeooo:rsid="000189e4" style:text-blinking="false" fo:background-color="transparent" loext:char-shading-value="0"/>
    </style:style>
    <style:style style:name="T20" style:family="text">
      <style:text-properties fo:font-variant="normal" fo:text-transform="none" fo:color="#595959" style:text-line-through-style="none" style:text-line-through-type="none" style:font-name="Questrial" fo:font-size="9pt" fo:font-style="italic" style:text-underline-style="none" fo:font-weight="normal" officeooo:rsid="0004fe7e" style:text-blinking="false" fo:background-color="transparent" loext:char-shading-value="0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color="#595959" style:text-line-through-style="none" style:text-line-through-type="none" style:font-name="Questrial" fo:font-size="9pt" fo:font-style="italic" style:text-underline-style="none" fo:font-weight="normal" officeooo:rsid="0006c49b" style:text-blinking="false" fo:background-color="transparent" loext:char-shading-value="0"/>
    </style:style>
    <style:style style:name="T22" style:family="text">
      <style:text-properties fo:font-variant="normal" fo:text-transform="none" fo:color="#595959" style:text-line-through-style="none" style:text-line-through-type="none" style:font-name="Questrial" fo:font-size="9pt" fo:language="en" fo:country="US" fo:font-style="normal" style:text-underline-style="none" fo:font-weight="normal" officeooo:rsid="0002a94a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595959" style:text-line-through-style="none" style:text-line-through-type="none" style:font-name="Questrial" fo:font-size="9pt" fo:language="en" fo:country="US" fo:font-style="normal" style:text-underline-style="none" fo:font-weight="normal" officeooo:rsid="0006c49b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font-name="Questrial" fo:font-size="10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595959" style:text-line-through-style="none" style:text-line-through-type="none" style:font-name="Questrial" fo:font-size="10pt" fo:font-style="normal" style:text-underline-style="none" fo:font-weight="normal" officeooo:rsid="00001aa0" style:text-blinking="false" fo:background-color="transparent" loext:char-shading-value="0"/>
    </style:style>
    <style:style style:name="T26" style:family="text">
      <style:text-properties fo:font-variant="normal" fo:text-transform="none" fo:color="#595959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officeooo:rsid="00002afd"/>
    </style:style>
    <style:style style:name="T28" style:family="text">
      <style:text-properties officeooo:rsid="000189e4"/>
    </style:style>
    <style:style style:name="T29" style:family="text">
      <style:text-properties officeooo:rsid="0006c49b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6c49b" style:font-weight-asian="bold" style:font-weight-complex="bold"/>
    </style:style>
    <style:style style:name="T32" style:family="text">
      <style:text-properties style:font-name="Questrial1" fo:font-weight="bold" officeooo:rsid="0006c49b" style:font-weight-asian="bold" style:font-weight-complex="bold"/>
    </style:style>
    <style:style style:name="T33" style:family="text">
      <style:text-properties officeooo:rsid="00070c57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rcos Ivan Rey</text:p>
      <text:p text:style-name="Text_20_body"/>
      <text:p text:style-name="P5"><text:span text:style-name="T24">github.com/marcos514 <text:s/>- </text:span><text:a xlink:type="simple" xlink:href="mailto:reymarcos51@gmail.com" text:style-name="Internet_20_link" text:visited-style-name="Visited_20_Internet_20_Link">reymarcos51@gmail.com</text:a><text:span text:style-name="T25"> </text:span><text:span text:style-name="T24">- </text:span><text:span text:style-name="T25">1549168959</text:span></text:p>
      <text:p text:style-name="Text_20_body"/>
      <text:p text:style-name="P2">Developer</text:p>
      <text:p text:style-name="Text_20_body"/>
      <text:p text:style-name="P9"><text:span text:style-name="T2">Back End Developer </text:span><text:span text:style-name="T1">▪ Enterprise Development ▪ </text:span><text:span text:style-name="T3">Software Developer</text:span></text:p>
      <text:p text:style-name="P28"/>
      <text:p text:style-name="P29"><text:span text:style-name="T20">Soy un desarrollador de software <text:s/>que esta empezando a especializarse en backend, optimization y automatizacion de acciones.</text:span></text:p>
      <text:p text:style-name="Text_20_body"/>
      <text:p text:style-name="P2">Technical Skill Se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7">Tecnologias</text:p>
          </table:table-cell>
          <table:table-cell table:style-name="Table1.A1" office:value-type="string">
            <text:p text:style-name="P27">Base de datos</text:p>
          </table:table-cell>
          <table:table-cell table:style-name="Table1.A1" office:value-type="string">
            <text:p text:style-name="P27">Sistemas operativos</text:p>
          </table:table-cell>
          <table:table-cell table:style-name="Table1.A1" office:value-type="string">
            <text:p text:style-name="P27">Otras Tecnologias</text:p>
          </table:table-cell>
        </table:table-row>
        <table:table-row>
          <table:table-cell table:style-name="Table1.A1" office:value-type="string">
            <text:list xml:id="list3943369145" text:style-name="L1">
              <text:list-item>
                <text:p text:style-name="P10">Python</text:p>
              </text:list-item>
            </text:list>
          </table:table-cell>
          <table:table-cell table:style-name="Table1.A1" office:value-type="string">
            <text:list xml:id="list4055497976" text:style-name="L2">
              <text:list-item>
                <text:p text:style-name="P11">SQL Server</text:p>
              </text:list-item>
            </text:list>
          </table:table-cell>
          <table:table-cell table:style-name="Table1.A1" office:value-type="string">
            <text:list xml:id="list4261817484" text:style-name="L3">
              <text:list-item>
                <text:p text:style-name="P21">Linux</text:p>
              </text:list-item>
            </text:list>
          </table:table-cell>
          <table:table-cell table:style-name="Table1.A1" office:value-type="string">
            <text:list xml:id="list2543487877" text:style-name="L4">
              <text:list-item>
                <text:p text:style-name="P12">Javascript</text:p>
              </text:list-item>
            </text:list>
          </table:table-cell>
        </table:table-row>
        <table:table-row>
          <table:table-cell table:style-name="Table1.A1" office:value-type="string">
            <text:list xml:id="list1604980404" text:style-name="L5">
              <text:list-item>
                <text:p text:style-name="P13">Docker</text:p>
              </text:list-item>
            </text:list>
          </table:table-cell>
          <table:table-cell table:style-name="Table1.A1" office:value-type="string">
            <text:list xml:id="list3174815937" text:style-name="L6">
              <text:list-item>
                <text:p text:style-name="P14">Postgres</text:p>
              </text:list-item>
            </text:list>
          </table:table-cell>
          <table:table-cell table:style-name="Table1.A1" office:value-type="string">
            <text:list xml:id="list94017432" text:style-name="L7">
              <text:list-item>
                <text:p text:style-name="P22">Ubuntu</text:p>
              </text:list-item>
            </text:list>
          </table:table-cell>
          <table:table-cell table:style-name="Table1.A1" office:value-type="string">
            <text:list xml:id="list282021123" text:style-name="L8">
              <text:list-item>
                <text:p text:style-name="P23">PHP</text:p>
              </text:list-item>
            </text:list>
          </table:table-cell>
        </table:table-row>
        <table:table-row>
          <table:table-cell table:style-name="Table1.A1" office:value-type="string">
            <text:list xml:id="list1874989483" text:style-name="L9">
              <text:list-item>
                <text:p text:style-name="P15">C#</text:p>
              </text:list-item>
            </text:list>
          </table:table-cell>
          <table:table-cell table:style-name="Table1.A1" office:value-type="string">
            <text:list xml:id="list616916703" text:style-name="L10">
              <text:list-item>
                <text:p text:style-name="P16">Firebase</text:p>
              </text:list-item>
            </text:list>
          </table:table-cell>
          <table:table-cell table:style-name="Table1.A1" office:value-type="string">
            <text:list xml:id="list2565149207" text:style-name="L11">
              <text:list-item>
                <text:p text:style-name="P17">Mac</text:p>
              </text:list-item>
            </text:list>
          </table:table-cell>
          <table:table-cell table:style-name="Table1.A1" office:value-type="string">
            <text:list xml:id="list192311144495635" text:continue-list="list4055497976" text:style-name="L2">
              <text:list-item>
                <text:p text:style-name="P11">Django</text:p>
              </text:list-item>
            </text:list>
          </table:table-cell>
        </table:table-row>
        <table:table-row>
          <table:table-cell table:style-name="Table1.A1" office:value-type="string">
            <text:list xml:id="list3746028296" text:style-name="L12">
              <text:list-item>
                <text:p text:style-name="P18">React</text:p>
              </text:list-item>
            </text:list>
          </table:table-cell>
          <table:table-cell table:style-name="Table1.A1" office:value-type="string">
            <text:list xml:id="list691871379" text:style-name="L13">
              <text:list-header>
                <text:p text:style-name="P26"/>
              </text:list-header>
            </text:list>
          </table:table-cell>
          <table:table-cell table:style-name="Table1.A1" office:value-type="string">
            <text:list xml:id="list385053420" text:style-name="L14">
              <text:list-item>
                <text:p text:style-name="P20">Windows</text:p>
              </text:list-item>
            </text:list>
          </table:table-cell>
          <table:table-cell table:style-name="Table1.A1" office:value-type="string">
            <text:list xml:id="list192311230299824" text:continue-numbering="true" text:style-name="L14">
              <text:list-item>
                <text:p text:style-name="P20">Angular 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list xml:id="list192311068854037" text:continue-list="list3746028296" text:style-name="L12">
              <text:list-item>
                <text:p text:style-name="P18">Django</text:p>
              </text:list-item>
            </text:list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list xml:id="list192310288711863" text:continue-list="list192311230299824" text:style-name="L14">
              <text:list-item>
                <text:p text:style-name="P20">Ionic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list xml:id="list192310210698187" text:continue-list="list192311068854037" text:style-name="L12">
              <text:list-item>
                <text:p text:style-name="P24">S3</text:p>
              </text:list-item>
            </text:list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list xml:id="list192310516204658" text:continue-list="list192310288711863" text:style-name="L14">
              <text:list-item>
                <text:p text:style-name="P25">C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list xml:id="list192311966492740" text:continue-list="list192310210698187" text:style-name="L12">
              <text:list-item>
                <text:p text:style-name="P19">P<text:span text:style-name="T27">andas</text:span></text:p>
              </text:list-item>
            </text:list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Text_20_body"/>
      <text:p text:style-name="P33">Experiencia Profecional:</text:p>
      <text:p text:style-name="Text_20_body"/>
      <text:p text:style-name="P5"><text:span text:style-name="T3">Thirstie 2018</text:span><text:span text:style-name="T1"> – </text:span><text:span text:style-name="T3">2019</text:span></text:p>
      <text:p text:style-name="P5"><text:span text:style-name="T3">Python </text:span><text:span text:style-name="T1">Developer</text:span></text:p>
      <text:p text:style-name="Text_20_body"/>
      <text:p text:style-name="P35"><text:span text:style-name="T27">Este fue mi primer trabajo y me contrataron como aprendiz. Mi primera responsabilidad fue integrar el inventario de los clientes con nuestro sistema, esta integración fue personalizada por mí para cada cliente. Comencé a trabajar con el sistema de informes para product, esta fue la recopilación y organización de información para el producto.</text:span></text:p>
      <text:p text:style-name="P38"/>
      <text:list xml:id="list2851022978" text:style-name="L15">
        <text:list-item>
          <text:p text:style-name="P39"><text:span text:style-name="T16">Projectos</text:span><text:span text:style-name="T10">: </text:span><text:span text:style-name="T11">Hubo dos grandes proyectos en los que trabajé, el primero es la integración de nuevos clientes y el servicio de informes. Luego comencé a trabajar con la migración de la notificación de la versión anterior del sistema a la nueva.</text:span></text:p>
        </text:list-item>
        <text:list-item>
          <text:p text:style-name="P39"><text:span text:style-name="T17">Tecnologias</text:span><text:span text:style-name="T10"> </text:span><text:span text:style-name="T17">usadas</text:span><text:span text:style-name="T10">: Python, </text:span><text:span text:style-name="T11">Docker, Flask, Tornado, SQL, Pandas, S3, React</text:span></text:p>
        </text:list-item>
      </text:list>
      <text:p text:style-name="Text_20_body"/>
      <text:p text:style-name="P30">Vero 2019 - Present</text:p>
      <text:p text:style-name="P5"><text:span text:style-name="T3">Python </text:span><text:span text:style-name="T1">Developer / </text:span><text:span text:style-name="T3">Support Developer</text:span></text:p>
      <text:p text:style-name="Text_20_body"/>
      <text:p text:style-name="P5"><text:span text:style-name="T19">Fue el ingeniero de soporte dentro de Vero. Esto incluyó la corrección de errores y problemas en nuestro sistema cuando </text:span><text:span text:style-name="T21">product o algun usuario </text:span><text:span text:style-name="T19">encuentra uno, esto incluyó cambiar la información de la base de datos, ejecutar / crear </text:span><text:span text:style-name="T21">/ </text:span><text:span text:style-name="T19">actualizar scripts y actualizar nuestro código para corregir errores</text:span></text:p>
      <text:p text:style-name="P8"><text:soft-page-break/></text:p>
      <text:list xml:id="list1116384967" text:style-name="L16">
        <text:list-item>
          <text:p text:style-name="P40"><text:span text:style-name="T10">Entré como ingeniero de soporte y luego comencé a desarrollar la nueva versión del sistema. </text:span><text:span text:style-name="T17">M</text:span><text:span text:style-name="T10">i responsabilidad gestionar el diseño y desarrollo de algunas de las entidades de la compañía con las que estaba familiarizado como </text:span><text:span text:style-name="T17">support</text:span></text:p>
        </text:list-item>
        <text:list-item>
          <text:p text:style-name="P40"><text:span text:style-name="T17">Tecnologias usadas</text:span><text:span text:style-name="T10">: </text:span><text:span text:style-name="T12">Python, Django, Docker, GRPC</text:span></text:p>
        </text:list-item>
      </text:list>
      <text:p text:style-name="Text_20_body"/>
      <text:p text:style-name="P33">Educacion:</text:p>
      <text:p text:style-name="Text_20_body"/>
      <text:p text:style-name="P5"><text:span text:style-name="T8">U</text:span><text:span text:style-name="T9">niversidad</text:span><text:span text:style-name="T1">:</text:span></text:p>
      <text:p text:style-name="Text_20_body"/>
      <text:p text:style-name="P5"><text:span text:style-name="T1">20</text:span><text:span text:style-name="T4">17 </text:span><text:span text:style-name="T1">-20</text:span><text:span text:style-name="T4">19</text:span><text:span text:style-name="T26"> </text:span><text:span text:style-name="T13">UTN: </text:span><text:span text:style-name="T17">Tecnico Superior en Programacion</text:span></text:p>
      <text:p text:style-name="Text_20_body"/>
      <text:p text:style-name="P37"><text:span text:style-name="T32">Cursos</text:span>:</text:p>
      <text:p text:style-name="P5"/>
      <text:p text:style-name="P5"><text:span text:style-name="T7">2018 </text:span><text:span text:style-name="T17">Python UTN</text:span></text:p>
      <text:p text:style-name="P32"/>
      <text:p text:style-name="P32"/>
      <text:p text:style-name="P36"><text:span text:style-name="T6">L</text:span><text:span text:style-name="T5">ibros</text:span><text:span text:style-name="T6">:</text:span></text:p>
      <text:p text:style-name="P31"/>
      <text:h text:style-name="P1" text:outline-level="1"><text:bookmark text:name="productTitle"/><text:bookmark text:name="title"/><text:span text:style-name="T18">Clean Architecture: </text:span><text:span text:style-name="T15">A Craftsman's Guide to Software Structure and Design (Robert C. Martin Series)</text:span></text:h>
      <text:p text:style-name="P4"/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Questrial" svg:font-family="Questrial, sans-serif"/>
    <style:font-face style:name="Questrial1" svg:font-family="Questrial, sans-serif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7T15:05:26.054133193</meta:creation-date>
    <dc:date>2020-04-22T19:23:10.031976799</dc:date>
    <meta:editing-duration>PT45S</meta:editing-duration>
    <meta:editing-cycles>3</meta:editing-cycles>
    <meta:generator>LibreOffice/6.3.5.2$Linux_X86_64 LibreOffice_project/30$Build-2</meta:generator>
    <meta:document-statistic meta:table-count="1" meta:image-count="0" meta:object-count="0" meta:page-count="2" meta:paragraph-count="49" meta:word-count="332" meta:character-count="2039" meta:non-whitespace-character-count="1776"/>
  </office:meta>
</office:document-meta>
</file>